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9EB60810.png" manifest:media-type="image/png"/>
  <manifest:file-entry manifest:full-path="Pictures/1000020100000280000001E08373F11B.png" manifest:media-type="image/png"/>
  <manifest:file-entry manifest:full-path="Pictures/1000020100000280000001E09618D4C7.png" manifest:media-type="image/png"/>
  <manifest:file-entry manifest:full-path="Pictures/1000020100000280000001E0FAA0E253.png" manifest:media-type="image/png"/>
  <manifest:file-entry manifest:full-path="Pictures/20000002000001CE0000015AB5AC2163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75%" fo:min-height="0.992cm" draw:shadow-opacity="75%"/>
    </style:style>
    <style:style style:name="gr3" style:family="graphic" style:parent-style-name="standard">
      <style:graphic-properties draw:stroke="none" svg:stroke-color="#000000" draw:fill="none" draw:fill-color="#ffffff" fo:min-height="0.992cm"/>
    </style:style>
    <style:style style:name="gr4" style:family="graphic" style:parent-style-name="standard">
      <style:graphic-properties draw:stroke="none" svg:stroke-color="#000000" draw:fill="solid" draw:fill-color="#ffffff" draw:opacity="0%" fo:min-height="0.992cm" draw:shadow-opacity="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58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ffff" draw:opacity="0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.25cm" svg:y="1cm">
          <draw:image xlink:href="Pictures/20000002000001CE0000015AB5AC2163.eps" xlink:type="simple" xlink:show="embed" xlink:actuate="onLoad">
            <text:p/>
          </draw:image>
        </draw:frame>
        <draw:frame draw:style-name="gr2" draw:text-style-name="P3" draw:layer="layout" svg:width="2.1cm" svg:height="1.242cm" svg:x="6.4cm" svg:y="12.158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9.7cm" svg:y="8.7cm">
          <draw:text-box>
            <text:p text:style-name="P2"><text:span text:style-name="T1">(b)</text:span></text:p>
          </draw:text-box>
        </draw:frame>
        <draw:frame draw:style-name="gr3" draw:text-style-name="P4" draw:layer="layout" svg:width="1.8cm" svg:height="1.242cm" svg:x="17.3cm" svg:y="7.4cm">
          <draw:text-box>
            <text:p text:style-name="P2"><text:span text:style-name="T1">(c)</text:span></text:p>
          </draw:text-box>
        </draw:frame>
        <draw:frame draw:style-name="gr4" draw:text-style-name="P5" draw:layer="layout" svg:width="1.8cm" svg:height="1.242cm" svg:x="20cm" svg:y="8.658cm">
          <draw:text-box>
            <text:p text:style-name="P2"><text:span text:style-name="T1">(d)</text:span></text:p>
          </draw:text-box>
        </draw:frame>
        <draw:frame draw:style-name="gr5" draw:text-style-name="P1" draw:layer="layout" svg:width="8cm" svg:height="7.63cm" svg:x="3.35cm" svg:y="27.8cm">
          <draw:image xlink:href="Pictures/1000020100000280000001E0FAA0E253.png" xlink:type="simple" xlink:show="embed" xlink:actuate="onLoad">
            <text:p/>
          </draw:image>
        </draw:frame>
        <draw:frame draw:style-name="gr5" draw:text-style-name="P1" draw:layer="layout" svg:width="8cm" svg:height="7.63cm" svg:x="15.35cm" svg:y="27.8cm">
          <draw:image xlink:href="Pictures/1000020100000280000001E09618D4C7.png" xlink:type="simple" xlink:show="embed" xlink:actuate="onLoad">
            <text:p/>
          </draw:image>
        </draw:frame>
        <draw:frame draw:style-name="gr6" draw:text-style-name="P4" draw:layer="layout" svg:width="2.05cm" svg:height="1.242cm" svg:x="10.5cm" svg:y="33.458cm">
          <draw:text-box>
            <text:p text:style-name="P2"><text:span text:style-name="T1">(c)</text:span></text:p>
          </draw:text-box>
        </draw:frame>
        <draw:frame draw:style-name="gr3" draw:text-style-name="P4" draw:layer="layout" svg:width="2.1cm" svg:height="1.242cm" svg:x="23cm" svg:y="33.5cm">
          <draw:text-box>
            <text:p text:style-name="P2"><text:span text:style-name="T1">(d)</text:span></text:p>
          </draw:text-box>
        </draw:frame>
        <draw:frame draw:style-name="gr5" draw:text-style-name="P1" draw:layer="layout" svg:width="8cm" svg:height="7.63cm" svg:x="3.35cm" svg:y="18.839cm">
          <draw:image xlink:href="Pictures/1000020100000280000001E08373F11B.png" xlink:type="simple" xlink:show="embed" xlink:actuate="onLoad">
            <text:p/>
          </draw:image>
        </draw:frame>
        <draw:frame draw:style-name="gr7" draw:text-style-name="P7" draw:layer="layout" svg:width="1.9cm" svg:height="1.046cm" svg:x="5.4cm" svg:y="18.2cm">
          <draw:text-box>
            <text:p text:style-name="P6"><text:span text:style-name="T2">E</text:span></text:p>
          </draw:text-box>
        </draw:frame>
        <draw:frame draw:style-name="gr8" draw:text-style-name="P7" draw:layer="layout" svg:width="2cm" svg:height="1.546cm" svg:x="9.15cm" svg:y="18.824cm">
          <draw:text-box>
            <text:p text:style-name="P6"><text:span text:style-name="T2">FPm</text:span></text:p>
          </draw:text-box>
        </draw:frame>
        <draw:frame draw:style-name="gr8" draw:text-style-name="P7" draw:layer="layout" svg:width="2.4cm" svg:height="1.546cm" svg:x="10.35cm" svg:y="22.039cm">
          <draw:text-box>
            <text:p text:style-name="P6"><text:span text:style-name="T2">FVP</text:span></text:p>
          </draw:text-box>
        </draw:frame>
        <draw:frame draw:style-name="gr9" draw:text-style-name="P7" draw:layer="layout" svg:width="1.6cm" svg:height="1.131cm" svg:x="9.05cm" svg:y="25.27cm">
          <draw:text-box>
            <text:p text:style-name="P8"><text:span text:style-name="T2">Sl</text:span></text:p>
          </draw:text-box>
        </draw:frame>
        <draw:frame draw:style-name="gr9" draw:text-style-name="P7" draw:layer="layout" svg:width="2.5cm" svg:height="1.131cm" svg:x="4.95cm" svg:y="26.039cm">
          <draw:text-box>
            <text:p text:style-name="P6"><text:span text:style-name="T2">Pd</text:span></text:p>
          </draw:text-box>
        </draw:frame>
        <draw:frame draw:style-name="gr9" draw:text-style-name="P7" draw:layer="layout" svg:width="2cm" svg:height="1.131cm" svg:x="2.45cm" svg:y="23.939cm">
          <draw:text-box>
            <text:p text:style-name="P6"><text:span text:style-name="T2">Mp</text:span></text:p>
          </draw:text-box>
        </draw:frame>
        <draw:frame draw:style-name="gr9" draw:text-style-name="P7" draw:layer="layout" svg:width="2.1cm" svg:height="1.131cm" svg:x="2.45cm" svg:y="20.239cm">
          <draw:text-box>
            <text:p text:style-name="P6"><text:span text:style-name="T2">CP</text:span></text:p>
          </draw:text-box>
        </draw:frame>
        <draw:frame draw:style-name="gr5" draw:text-style-name="P1" draw:layer="layout" svg:width="8cm" svg:height="7.63cm" svg:x="15.35cm" svg:y="18.84cm">
          <draw:image xlink:href="Pictures/1000020100000280000001E09EB60810.png" xlink:type="simple" xlink:show="embed" xlink:actuate="onLoad">
            <text:p/>
          </draw:image>
        </draw:frame>
        <draw:frame draw:style-name="gr3" draw:text-style-name="P4" draw:layer="layout" svg:width="2.1cm" svg:height="1.242cm" svg:x="10.45cm" svg:y="24.37cm">
          <draw:text-box>
            <text:p text:style-name="P2"><text:span text:style-name="T1">(a)</text:span></text:p>
          </draw:text-box>
        </draw:frame>
        <draw:frame draw:style-name="gr3" draw:text-style-name="P4" draw:layer="layout" svg:width="2.1cm" svg:height="1.242cm" svg:x="23cm" svg:y="24.458cm">
          <draw:text-box>
            <text:p text:style-name="P2"><text:span text:style-name="T1">(b)</text:span></text:p>
          </draw:text-box>
        </draw:frame>
        <draw:frame draw:style-name="gr7" draw:text-style-name="P7" draw:layer="layout" svg:width="1.9cm" svg:height="1.046cm" svg:x="5.4cm" svg:y="27.1cm">
          <draw:text-box>
            <text:p text:style-name="P6"><text:span text:style-name="T2">E</text:span></text:p>
          </draw:text-box>
        </draw:frame>
        <draw:frame draw:style-name="gr8" draw:text-style-name="P7" draw:layer="layout" svg:width="2cm" svg:height="1.546cm" svg:x="9.15cm" svg:y="27.724cm">
          <draw:text-box>
            <text:p text:style-name="P6"><text:span text:style-name="T2">FPm</text:span></text:p>
          </draw:text-box>
        </draw:frame>
        <draw:frame draw:style-name="gr8" draw:text-style-name="P7" draw:layer="layout" svg:width="2.4cm" svg:height="1.546cm" svg:x="10.35cm" svg:y="30.939cm">
          <draw:text-box>
            <text:p text:style-name="P6"><text:span text:style-name="T2">FVP</text:span></text:p>
          </draw:text-box>
        </draw:frame>
        <draw:frame draw:style-name="gr9" draw:text-style-name="P7" draw:layer="layout" svg:width="1.6cm" svg:height="1.131cm" svg:x="9.05cm" svg:y="34.17cm">
          <draw:text-box>
            <text:p text:style-name="P8"><text:span text:style-name="T2">Sl</text:span></text:p>
          </draw:text-box>
        </draw:frame>
        <draw:frame draw:style-name="gr9" draw:text-style-name="P7" draw:layer="layout" svg:width="2.5cm" svg:height="1.131cm" svg:x="4.95cm" svg:y="34.939cm">
          <draw:text-box>
            <text:p text:style-name="P6"><text:span text:style-name="T2">Pd</text:span></text:p>
          </draw:text-box>
        </draw:frame>
        <draw:frame draw:style-name="gr9" draw:text-style-name="P7" draw:layer="layout" svg:width="2cm" svg:height="1.131cm" svg:x="2.45cm" svg:y="32.839cm">
          <draw:text-box>
            <text:p text:style-name="P6"><text:span text:style-name="T2">Mp</text:span></text:p>
          </draw:text-box>
        </draw:frame>
        <draw:frame draw:style-name="gr9" draw:text-style-name="P7" draw:layer="layout" svg:width="2.1cm" svg:height="1.131cm" svg:x="2.45cm" svg:y="29.139cm">
          <draw:text-box>
            <text:p text:style-name="P6"><text:span text:style-name="T2">CP</text:span></text:p>
          </draw:text-box>
        </draw:frame>
        <draw:frame draw:style-name="gr7" draw:text-style-name="P7" draw:layer="layout" svg:width="1.9cm" svg:height="1.046cm" svg:x="17.4cm" svg:y="27.1cm">
          <draw:text-box>
            <text:p text:style-name="P6"><text:span text:style-name="T2">E</text:span></text:p>
          </draw:text-box>
        </draw:frame>
        <draw:frame draw:style-name="gr8" draw:text-style-name="P7" draw:layer="layout" svg:width="2cm" svg:height="1.546cm" svg:x="21.15cm" svg:y="27.724cm">
          <draw:text-box>
            <text:p text:style-name="P6"><text:span text:style-name="T2">FPm</text:span></text:p>
          </draw:text-box>
        </draw:frame>
        <draw:frame draw:style-name="gr8" draw:text-style-name="P7" draw:layer="layout" svg:width="2.4cm" svg:height="1.546cm" svg:x="22.35cm" svg:y="30.939cm">
          <draw:text-box>
            <text:p text:style-name="P6"><text:span text:style-name="T2">FVP</text:span></text:p>
          </draw:text-box>
        </draw:frame>
        <draw:frame draw:style-name="gr9" draw:text-style-name="P7" draw:layer="layout" svg:width="1.6cm" svg:height="1.131cm" svg:x="21.05cm" svg:y="34.17cm">
          <draw:text-box>
            <text:p text:style-name="P8"><text:span text:style-name="T2">Sl</text:span></text:p>
          </draw:text-box>
        </draw:frame>
        <draw:frame draw:style-name="gr9" draw:text-style-name="P7" draw:layer="layout" svg:width="2.5cm" svg:height="1.131cm" svg:x="16.95cm" svg:y="34.939cm">
          <draw:text-box>
            <text:p text:style-name="P6"><text:span text:style-name="T2">Pd</text:span></text:p>
          </draw:text-box>
        </draw:frame>
        <draw:frame draw:style-name="gr9" draw:text-style-name="P7" draw:layer="layout" svg:width="2cm" svg:height="1.131cm" svg:x="14.45cm" svg:y="32.839cm">
          <draw:text-box>
            <text:p text:style-name="P6"><text:span text:style-name="T2">Mp</text:span></text:p>
          </draw:text-box>
        </draw:frame>
        <draw:frame draw:style-name="gr9" draw:text-style-name="P7" draw:layer="layout" svg:width="2.1cm" svg:height="1.131cm" svg:x="14.45cm" svg:y="29.139cm">
          <draw:text-box>
            <text:p text:style-name="P6"><text:span text:style-name="T2">CP</text:span></text:p>
          </draw:text-box>
        </draw:frame>
        <draw:frame draw:style-name="gr7" draw:text-style-name="P7" draw:layer="layout" svg:width="1.9cm" svg:height="1.046cm" svg:x="17.4cm" svg:y="18.2cm">
          <draw:text-box>
            <text:p text:style-name="P6"><text:span text:style-name="T2">E</text:span></text:p>
          </draw:text-box>
        </draw:frame>
        <draw:frame draw:style-name="gr8" draw:text-style-name="P7" draw:layer="layout" svg:width="2cm" svg:height="1.546cm" svg:x="21.15cm" svg:y="18.824cm">
          <draw:text-box>
            <text:p text:style-name="P6"><text:span text:style-name="T2">FPm</text:span></text:p>
          </draw:text-box>
        </draw:frame>
        <draw:frame draw:style-name="gr8" draw:text-style-name="P7" draw:layer="layout" svg:width="2.4cm" svg:height="1.546cm" svg:x="22.35cm" svg:y="22.039cm">
          <draw:text-box>
            <text:p text:style-name="P6"><text:span text:style-name="T2">FVP</text:span></text:p>
          </draw:text-box>
        </draw:frame>
        <draw:frame draw:style-name="gr9" draw:text-style-name="P7" draw:layer="layout" svg:width="1.6cm" svg:height="1.131cm" svg:x="21.05cm" svg:y="25.27cm">
          <draw:text-box>
            <text:p text:style-name="P8"><text:span text:style-name="T2">Sl</text:span></text:p>
          </draw:text-box>
        </draw:frame>
        <draw:frame draw:style-name="gr9" draw:text-style-name="P7" draw:layer="layout" svg:width="2.5cm" svg:height="1.131cm" svg:x="16.95cm" svg:y="26.039cm">
          <draw:text-box>
            <text:p text:style-name="P6"><text:span text:style-name="T2">Pd</text:span></text:p>
          </draw:text-box>
        </draw:frame>
        <draw:frame draw:style-name="gr9" draw:text-style-name="P7" draw:layer="layout" svg:width="2cm" svg:height="1.131cm" svg:x="14.45cm" svg:y="23.939cm">
          <draw:text-box>
            <text:p text:style-name="P6"><text:span text:style-name="T2">Mp</text:span></text:p>
          </draw:text-box>
        </draw:frame>
        <draw:frame draw:style-name="gr9" draw:text-style-name="P7" draw:layer="layout" svg:width="2.1cm" svg:height="1.131cm" svg:x="14.45cm" svg:y="20.239cm">
          <draw:text-box>
            <text:p text:style-name="P6"><text:span text:style-name="T2">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10T12:19:39.048973431</dc:date>
    <meta:editing-duration>PT1H8M54S</meta:editing-duration>
    <meta:editing-cycles>12</meta:editing-cycles>
    <meta:generator>LibreOffice/4.4.6.3$Linux_X86_64 LibreOffice_project/40m0$Build-3</meta:generator>
    <meta:document-statistic meta:object-count="41"/>
  </office:meta>
</office:document-meta>
</file>